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27.6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7"/>
          <table:table-cell office:value-type="string" calcext:value-type="string">
            <text:p>개수</text:p>
          </table:table-cell>
          <table:table-cell office:value-type="string" calcext:value-type="string">
            <text:p>형식</text:p>
          </table:table-cell>
          <table:table-cell office:value-type="string" calcext:value-type="string">
            <text:p>바이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tTim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]*[.I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3]*[.I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init_ca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4]*[.I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5]*[.I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 size</text:p>
          </table:table-cell>
          <table:table-cell office:value-type="float" office:value="256788" calcext:value-type="float">
            <text:p>25678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input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.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6]*[.I6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in_heap_size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input(6);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7]*[.I7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min_stack_size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table:number-columns-repeated="9"/>
          <table:table-cell table:formula="of:=[.H8]*[.I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9]*[.I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_global_size</text:p>
          </table:table-cell>
          <table:table-cell table:formula="of:=[.P5]-[.P6]-[.P7]" office:value-type="float" office:value="213780" calcext:value-type="float">
            <text:p>21378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tate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10]*[.I1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x_global_size(no heap)</text:p>
          </table:table-cell>
          <table:table-cell table:formula="of:=[.P5]-[.P7]" office:value-type="float" office:value="246548" calcext:value-type="float">
            <text:p>24654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state(6);</text:p>
          </table:table-cell>
          <table:table-cell table:number-columns-repeated="5"/>
          <table:table-cell table:formula="of:=[.P17]*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11]*[.I1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2]*[.I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3]*[.I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mu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4]*[.I1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5]*[.I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6]*[.I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7]*[.I1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formula="of:=[.H18]*[.I1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pOASES::Options</text:p>
          </table:table-cell>
          <table:table-cell office:value-type="string" calcext:value-type="string">
            <text:p>options;</text:p>
          </table:table-cell>
          <table:table-cell table:number-columns-repeated="7"/>
          <table:table-cell table:formula="of:=[.H19]*[.I1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pOASES::int_t</text:p>
          </table:table-cell>
          <table:table-cell office:value-type="string" calcext:value-type="string">
            <text:p>nWS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0]*[.I2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 of ref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table:number-columns-repeated="9"/>
          <table:table-cell table:formula="of:=[.H21]*[.I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pOASES::real_t</text:p>
          </table:table-cell>
          <table:table-cell office:value-type="string" calcext:value-type="string">
            <text:p>xOpt[n]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22]*[.I2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23]*[.I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t;</text:p>
          </table:table-cell>
          <table:table-cell table:number-columns-repeated="5"/>
          <table:table-cell table:formula="of:=[.P20]" office:value-type="float" office:value="1301" calcext:value-type="float">
            <text:p>1301</text:p>
          </table:table-cell>
          <table:table-cell office:value-type="float" office:value="8" calcext:value-type="float">
            <text:p>8</text:p>
          </table:table-cell>
          <table:table-cell table:formula="of:=[.H24]*[.I24]" office:value-type="float" office:value="10408" calcext:value-type="float">
            <text:p>10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x_ref,</text:p>
          </table:table-cell>
          <table:table-cell office:value-type="string" calcext:value-type="string">
            <text:p>y_ref,</text:p>
          </table:table-cell>
          <table:table-cell office:value-type="string" calcext:value-type="string">
            <text:p>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5]*[.I25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dx_ref,</text:p>
          </table:table-cell>
          <table:table-cell office:value-type="string" calcext:value-type="string">
            <text:p>dy_ref,</text:p>
          </table:table-cell>
          <table:table-cell office:value-type="string" calcext:value-type="string">
            <text:p>d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6]*[.I26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ddx_ref,</text:p>
          </table:table-cell>
          <table:table-cell office:value-type="string" calcext:value-type="string">
            <text:p>ddy_ref,</text:p>
          </table:table-cell>
          <table:table-cell office:value-type="string" calcext:value-type="string">
            <text:p>dd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7]*[.I27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8]*[.I28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ur(1301,</text:p>
          </table:table-cell>
          <table:table-cell office:value-type="string" calcext:value-type="string">
            <text:p>m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9]*[.I29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dd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30]*[.I30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1]*[.I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A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2]*[.I3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B(n,m);</text:p>
          </table:table-cell>
          <table:table-cell table:number-columns-repeated="5"/>
          <table:table-cell table:formula="of:=[.P17]*[.P1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3]*[.I33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4]*[.I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_til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5]*[.I3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_tilt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6]*[.I36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tilt_curren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7]*[.I37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8]*[.I38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9]*[.I39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0]*[.I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1]*[.I4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2]*[.I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cur_stat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H43]*[.I43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4]*[.I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x(n*N,n);</text:p>
          </table:table-cell>
          <table:table-cell table:number-columns-repeated="5"/>
          <table:table-cell table:formula="of:=[.P17]*[.P19]*[.P17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45]*[.I45]"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u(n*N,m*N);</text:p>
          </table:table-cell>
          <table:table-cell table:number-columns-repeated="5"/>
          <table:table-cell table:formula="of:=[.P17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6]*[.I46]" office:value-type="float" office:value="7200" calcext:value-type="float">
            <text:p>7200</text:p>
          </table:table-cell>
          <table:table-cell table:formula="of:=SUM([.J2:.J46])" office:value-type="float" office:value="206178" calcext:value-type="float">
            <text:p>206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Qb(n*N,</text:p>
          </table:table-cell>
          <table:table-cell office:value-type="string" calcext:value-type="string">
            <text:p>n*N);</text:p>
          </table:table-cell>
          <table:table-cell table:number-columns-repeated="4"/>
          <table:table-cell table:formula="of:=[.P17]*[.P19]*[.P17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7]*[.I47]" office:value-type="float" office:value="7200" calcext:value-type="float">
            <text:p>7200</text:p>
          </table:table-cell>
          <table:table-cell table:formula="of:=SUM([.J3:.J47])" office:value-type="float" office:value="213374" calcext:value-type="float">
            <text:p>213374</text:p>
          </table:table-cell>
          <table:table-cell/>
          <table:table-cell office:value-type="string" calcext:value-type="string">
            <text:p>N=15이면여기까지만 돌아가네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Rb(m*N,</text:p>
          </table:table-cell>
          <table:table-cell office:value-type="string" calcext:value-type="string">
            <text:p>m*N);</text:p>
          </table:table-cell>
          <table:table-cell table:number-columns-repeated="4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8]*[.I48]" office:value-type="float" office:value="7200" calcext:value-type="float">
            <text:p>7200</text:p>
          </table:table-cell>
          <table:table-cell table:formula="of:=SUM([.J4:.J48])" office:value-type="float" office:value="220573" calcext:value-type="float">
            <text:p>22057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9]*[.I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H_eigen(m*N,m*N);</text:p>
          </table:table-cell>
          <table:table-cell table:number-columns-repeated="5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0]*[.I50]" office:value-type="float" office:value="7200" calcext:value-type="float">
            <text:p>7200</text:p>
          </table:table-cell>
          <table:table-cell table:formula="of:=SUM([.J6:.J50])" office:value-type="float" office:value="227772" calcext:value-type="float">
            <text:p>227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F_eigen(n,m*N);</text:p>
          </table:table-cell>
          <table:table-cell table:number-columns-repeated="5"/>
          <table:table-cell table:formula="of:=[.P17]*[.P18]*[.P19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51]*[.I51]" office:value-type="float" office:value="720" calcext:value-type="float">
            <text:p>720</text:p>
          </table:table-cell>
          <table:table-cell table:formula="of:=SUM([.J7:.J51])" office:value-type="float" office:value="228488" calcext:value-type="float">
            <text:p>228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Y_eigen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52]*[.I52]" office:value-type="float" office:value="72" calcext:value-type="float">
            <text:p>72</text:p>
          </table:table-cell>
          <table:table-cell table:formula="of:=SUM([.J8:.J52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G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3]*[.I53]" office:value-type="float" office:value="0" calcext:value-type="float">
            <text:p>0</text:p>
          </table:table-cell>
          <table:table-cell table:formula="of:=SUM([.J9:.J53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4]*[.I54]" office:value-type="float" office:value="0" calcext:value-type="float">
            <text:p>0</text:p>
          </table:table-cell>
          <table:table-cell table:formula="of:=SUM([.J10:.J54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5]*[.I55]" office:value-type="float" office:value="0" calcext:value-type="float">
            <text:p>0</text:p>
          </table:table-cell>
          <table:table-cell table:formula="of:=SUM([.J11:.J55])" office:value-type="float" office:value="228508" calcext:value-type="float">
            <text:p>228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6]*[.I56]" office:value-type="float" office:value="0" calcext:value-type="float">
            <text:p>0</text:p>
          </table:table-cell>
          <table:table-cell table:formula="of:=SUM([.J12:.J56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7]*[.I57]" office:value-type="float" office:value="0" calcext:value-type="float">
            <text:p>0</text:p>
          </table:table-cell>
          <table:table-cell table:formula="of:=SUM([.J13:.J57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58]*[.I58]" office:value-type="float" office:value="0" calcext:value-type="float">
            <text:p>0</text:p>
          </table:table-cell>
          <table:table-cell table:formula="of:=SUM([.J14:.J58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H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_eigen.data();</text:p>
          </table:table-cell>
          <table:table-cell table:number-columns-repeated="3"/>
          <table:table-cell table:formula="of:=[.H50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9]*[.I59]" office:value-type="float" office:value="7200" calcext:value-type="float">
            <text:p>7200</text:p>
          </table:table-cell>
          <table:table-cell table:formula="of:=SUM([.J15:.J59])" office:value-type="float" office:value="235636" calcext:value-type="float">
            <text:p>235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F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_eigen.data();</text:p>
          </table:table-cell>
          <table:table-cell table:number-columns-repeated="3"/>
          <table:table-cell table:formula="of:=[.H51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60]*[.I60]" office:value-type="float" office:value="720" calcext:value-type="float">
            <text:p>720</text:p>
          </table:table-cell>
          <table:table-cell table:formula="of:=SUM([.J16:.J60])" office:value-type="float" office:value="236356" calcext:value-type="float">
            <text:p>236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Y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_eigen.data();</text:p>
          </table:table-cell>
          <table:table-cell table:number-columns-repeated="3"/>
          <table:table-cell table:formula="of:=[.H5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61]*[.I61]" office:value-type="float" office:value="72" calcext:value-type="float">
            <text:p>72</text:p>
          </table:table-cell>
          <table:table-cell table:formula="of:=SUM([.J17:.J61])" office:value-type="float" office:value="236428" calcext:value-type="float">
            <text:p>236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G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2]*[.I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3]*[.I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4]*[.I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5]*[.I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eigen.data();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7:44:19.769912545</meta:creation-date>
    <dc:date>2020-08-10T18:29:28.167192668</dc:date>
    <meta:editing-duration>PT45M3S</meta:editing-duration>
    <meta:editing-cycles>9</meta:editing-cycles>
    <meta:generator>LibreOffice/5.1.6.2$Linux_X86_64 LibreOffice_project/10m0$Build-2</meta:generator>
    <meta:document-statistic meta:table-count="1" meta:cell-count="327" meta:object-count="0"/>
  </office:meta>
</office:document-meta>
</file>